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579d1c" draw:textarea-vertical-align="middle"/>
    </style:style>
    <style:style style:name="gr5" style:family="graphic" style:parent-style-name="standard">
      <style:graphic-properties draw:fill-color="#ff420e" draw:textarea-vertical-align="middle"/>
    </style:style>
    <style:style style:name="gr6" style:family="graphic" style:parent-style-name="standard">
      <style:graphic-properties draw:stroke="none" draw:fill="none" fo:min-height="0.472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cm" svg:height="1.6cm" svg:x="1.3cm" svg:y="1.6cm">
          <draw:text-box>
            <text:p text:style-name="P1"><text:span text:style-name="T1">OpenCL Application</text:span></text:p>
            <text:p text:style-name="P1"><text:span text:style-name="T1">Abstraction</text:span></text:p>
          </draw:text-box>
        </draw:frame>
        <draw:frame draw:style-name="gr1" draw:text-style-name="P1" draw:layer="layout" svg:width="5.6cm" svg:height="1.6cm" svg:x="7.4cm" svg:y="1.5cm">
          <draw:text-box>
            <text:p text:style-name="P1"><text:span text:style-name="T1">OpenCL Hardware</text:span></text:p>
            <text:p text:style-name="P1"><text:span text:style-name="T1">Abstraction</text:span></text:p>
          </draw:text-box>
        </draw:frame>
        <draw:frame draw:style-name="gr1" draw:text-style-name="P1" draw:layer="layout" svg:width="5.6cm" svg:height="1.6cm" svg:x="13.719cm" svg:y="1.534cm">
          <draw:text-box>
            <text:p text:style-name="P1"><text:span text:style-name="T1"><text:s/></text:span><text:span text:style-name="T1">Architecture</text:span></text:p>
            <text:p text:style-name="P1"><text:span text:style-name="T1">Implementation</text:span></text:p>
          </draw:text-box>
        </draw:frame>
        <draw:frame draw:style-name="gr2" draw:text-style-name="P2" draw:layer="layout" svg:width="2.454cm" svg:height="0.721cm" svg:x="2.1cm" svg:y="5.379cm">
          <draw:text-box>
            <text:p><text:span text:style-name="T2">Work-Item</text:span></text:p>
          </draw:text-box>
        </draw:frame>
        <draw:frame draw:style-name="gr2" draw:text-style-name="P2" draw:layer="layout" svg:width="2.593cm" svg:height="1.191cm" svg:x="8.346cm" svg:y="5.279cm">
          <draw:text-box>
            <text:p><text:span text:style-name="T2">Processing</text:span></text:p>
            <text:p><text:span text:style-name="T2">Element</text:span></text:p>
          </draw:text-box>
        </draw:frame>
        <draw:frame draw:style-name="gr2" draw:text-style-name="P2" draw:layer="layout" svg:width="2.784cm" svg:height="0.721cm" svg:x="13.9cm" svg:y="5.209cm">
          <draw:text-box>
            <text:p><text:span text:style-name="T2">Vector Lane</text:span></text:p>
          </draw:text-box>
        </draw:frame>
        <draw:rect draw:style-name="gr3" draw:text-style-name="P3" draw:layer="layout" svg:width="0.2cm" svg:height="1.8cm" svg:x="1.8cm" svg:y="7.6cm">
          <text:p/>
        </draw:rect>
        <draw:rect draw:style-name="gr3" draw:text-style-name="P3" draw:layer="layout" svg:width="0.2cm" svg:height="1.8cm" svg:x="2.2cm" svg:y="7.6cm">
          <text:p/>
        </draw:rect>
        <draw:rect draw:style-name="gr3" draw:text-style-name="P3" draw:layer="layout" svg:width="0.2cm" svg:height="1.8cm" svg:x="2.6cm" svg:y="7.6cm">
          <text:p/>
        </draw:rect>
        <draw:rect draw:style-name="gr3" draw:text-style-name="P3" draw:layer="layout" svg:width="0.2cm" svg:height="1.8cm" svg:x="3cm" svg:y="7.6cm">
          <text:p/>
        </draw:rect>
        <draw:rect draw:style-name="gr3" draw:text-style-name="P3" draw:layer="layout" svg:width="0.2cm" svg:height="1.8cm" svg:x="3.4cm" svg:y="7.6cm">
          <text:p/>
        </draw:rect>
        <draw:rect draw:style-name="gr3" draw:text-style-name="P3" draw:layer="layout" svg:width="0.2cm" svg:height="1.8cm" svg:x="3.8cm" svg:y="7.6cm">
          <text:p/>
        </draw:rect>
        <draw:rect draw:style-name="gr3" draw:text-style-name="P3" draw:layer="layout" svg:width="0.2cm" svg:height="1.8cm" svg:x="4.2cm" svg:y="7.6cm">
          <text:p/>
        </draw:rect>
        <draw:rect draw:style-name="gr3" draw:text-style-name="P3" draw:layer="layout" svg:width="0.2cm" svg:height="1.8cm" svg:x="4.6cm" svg:y="7.6cm">
          <text:p/>
        </draw:rect>
        <draw:frame draw:style-name="gr2" draw:text-style-name="P2" draw:layer="layout" svg:width="2.805cm" svg:height="0.721cm" svg:x="2.146cm" svg:y="9.679cm">
          <draw:text-box>
            <text:p><text:span text:style-name="T2">Work-Group</text:span></text:p>
          </draw:text-box>
        </draw:frame>
        <draw:rect draw:style-name="gr4" draw:text-style-name="P3" draw:layer="layout" svg:width="0.2cm" svg:height="0.7cm" svg:x="8.3cm" svg:y="8.5cm">
          <text:p/>
        </draw:rect>
        <draw:rect draw:style-name="gr4" draw:text-style-name="P3" draw:layer="layout" svg:width="0.2cm" svg:height="0.7cm" svg:x="8.6cm" svg:y="8.5cm">
          <text:p/>
        </draw:rect>
        <draw:rect draw:style-name="gr4" draw:text-style-name="P3" draw:layer="layout" svg:width="0.2cm" svg:height="0.7cm" svg:x="8.9cm" svg:y="8.5cm">
          <text:p/>
        </draw:rect>
        <draw:rect draw:style-name="gr4" draw:text-style-name="P3" draw:layer="layout" svg:width="0.2cm" svg:height="0.7cm" svg:x="9.2cm" svg:y="8.5cm">
          <text:p/>
        </draw:rect>
        <draw:rect draw:style-name="gr4" draw:text-style-name="P3" draw:layer="layout" svg:width="0.2cm" svg:height="0.7cm" svg:x="9.5cm" svg:y="8.5cm">
          <text:p/>
        </draw:rect>
        <draw:rect draw:style-name="gr4" draw:text-style-name="P3" draw:layer="layout" svg:width="0.2cm" svg:height="0.7cm" svg:x="9.8cm" svg:y="8.5cm">
          <text:p/>
        </draw:rect>
        <draw:rect draw:style-name="gr4" draw:text-style-name="P3" draw:layer="layout" svg:width="0.2cm" svg:height="0.7cm" svg:x="10.1cm" svg:y="8.5cm">
          <text:p/>
        </draw:rect>
        <draw:rect draw:style-name="gr4" draw:text-style-name="P3" draw:layer="layout" svg:width="0.2cm" svg:height="0.7cm" svg:x="10.4cm" svg:y="8.5cm">
          <text:p/>
        </draw:rect>
        <draw:frame draw:style-name="gr2" draw:text-style-name="P2" draw:layer="layout" svg:width="3.089cm" svg:height="0.721cm" svg:x="8.1cm" svg:y="9.679cm">
          <draw:text-box>
            <text:p><text:span text:style-name="T2">Compute Unit</text:span></text:p>
          </draw:text-box>
        </draw:frame>
        <draw:rect draw:style-name="gr4" draw:text-style-name="P3" draw:layer="layout" svg:width="1.6cm" svg:height="0.7cm" svg:x="8.3cm" svg:y="7.5cm">
          <text:p/>
        </draw:rect>
        <draw:rect draw:style-name="gr5" draw:text-style-name="P3" draw:layer="layout" svg:width="0.2cm" svg:height="0.7cm" svg:x="14.3cm" svg:y="8.3cm">
          <text:p/>
        </draw:rect>
        <draw:rect draw:style-name="gr5" draw:text-style-name="P3" draw:layer="layout" svg:width="0.2cm" svg:height="0.7cm" svg:x="14.6cm" svg:y="8.3cm">
          <text:p/>
        </draw:rect>
        <draw:rect draw:style-name="gr5" draw:text-style-name="P3" draw:layer="layout" svg:width="0.2cm" svg:height="0.7cm" svg:x="14.9cm" svg:y="8.3cm">
          <text:p/>
        </draw:rect>
        <draw:rect draw:style-name="gr5" draw:text-style-name="P3" draw:layer="layout" svg:width="0.2cm" svg:height="0.7cm" svg:x="15.2cm" svg:y="8.3cm">
          <text:p/>
        </draw:rect>
        <draw:rect draw:style-name="gr5" draw:text-style-name="P3" draw:layer="layout" svg:width="0.2cm" svg:height="0.7cm" svg:x="15.5cm" svg:y="8.3cm">
          <text:p/>
        </draw:rect>
        <draw:rect draw:style-name="gr5" draw:text-style-name="P3" draw:layer="layout" svg:width="0.2cm" svg:height="0.7cm" svg:x="15.8cm" svg:y="8.3cm">
          <text:p/>
        </draw:rect>
        <draw:rect draw:style-name="gr5" draw:text-style-name="P3" draw:layer="layout" svg:width="0.2cm" svg:height="0.7cm" svg:x="16.1cm" svg:y="8.3cm">
          <text:p/>
        </draw:rect>
        <draw:rect draw:style-name="gr5" draw:text-style-name="P3" draw:layer="layout" svg:width="0.2cm" svg:height="0.7cm" svg:x="16.4cm" svg:y="8.3cm">
          <text:p/>
        </draw:rect>
        <draw:rect draw:style-name="gr5" draw:text-style-name="P3" draw:layer="layout" svg:width="1.6cm" svg:height="0.7cm" svg:x="14.3cm" svg:y="7.3cm">
          <text:p/>
        </draw:rect>
        <draw:frame draw:style-name="gr2" draw:text-style-name="P2" draw:layer="layout" svg:width="3.796cm" svg:height="0.721cm" svg:x="13.52cm" svg:y="9.588cm">
          <draw:text-box>
            <text:p><text:span text:style-name="T2">Hardware Thread</text:span></text:p>
          </draw:text-box>
        </draw:frame>
        <draw:rect draw:style-name="gr3" draw:text-style-name="P3" draw:layer="layout" svg:width="0.08cm" svg:height="0.8cm" svg:x="1.4cm" svg:y="11.1cm">
          <text:p/>
        </draw:rect>
        <draw:rect draw:style-name="gr3" draw:text-style-name="P3" draw:layer="layout" svg:width="0.08cm" svg:height="0.8cm" svg:x="1.56cm" svg:y="11.1cm">
          <text:p/>
        </draw:rect>
        <draw:rect draw:style-name="gr3" draw:text-style-name="P3" draw:layer="layout" svg:width="0.08cm" svg:height="0.8cm" svg:x="1.72cm" svg:y="11.1cm">
          <text:p/>
        </draw:rect>
        <draw:rect draw:style-name="gr3" draw:text-style-name="P3" draw:layer="layout" svg:width="0.08cm" svg:height="0.8cm" svg:x="1.88cm" svg:y="11.1cm">
          <text:p/>
        </draw:rect>
        <draw:rect draw:style-name="gr3" draw:text-style-name="P3" draw:layer="layout" svg:width="0.08cm" svg:height="0.8cm" svg:x="2.04cm" svg:y="11.1cm">
          <text:p/>
        </draw:rect>
        <draw:rect draw:style-name="gr3" draw:text-style-name="P3" draw:layer="layout" svg:width="0.08cm" svg:height="0.8cm" svg:x="2.2cm" svg:y="11.1cm">
          <text:p/>
        </draw:rect>
        <draw:rect draw:style-name="gr3" draw:text-style-name="P3" draw:layer="layout" svg:width="0.08cm" svg:height="0.8cm" svg:x="2.36cm" svg:y="11.1cm">
          <text:p/>
        </draw:rect>
        <draw:rect draw:style-name="gr3" draw:text-style-name="P3" draw:layer="layout" svg:width="0.08cm" svg:height="0.8cm" svg:x="2.52cm" svg:y="11.1cm">
          <text:p/>
        </draw:rect>
        <draw:rect draw:style-name="gr3" draw:text-style-name="P3" draw:layer="layout" svg:width="0.08cm" svg:height="0.8cm" svg:x="3cm" svg:y="11.1cm">
          <text:p/>
        </draw:rect>
        <draw:rect draw:style-name="gr3" draw:text-style-name="P3" draw:layer="layout" svg:width="0.08cm" svg:height="0.8cm" svg:x="3.16cm" svg:y="11.1cm">
          <text:p/>
        </draw:rect>
        <draw:rect draw:style-name="gr3" draw:text-style-name="P3" draw:layer="layout" svg:width="0.08cm" svg:height="0.8cm" svg:x="3.32cm" svg:y="11.1cm">
          <text:p/>
        </draw:rect>
        <draw:rect draw:style-name="gr3" draw:text-style-name="P3" draw:layer="layout" svg:width="0.08cm" svg:height="0.8cm" svg:x="3.48cm" svg:y="11.1cm">
          <text:p/>
        </draw:rect>
        <draw:rect draw:style-name="gr3" draw:text-style-name="P3" draw:layer="layout" svg:width="0.08cm" svg:height="0.8cm" svg:x="3.64cm" svg:y="11.1cm">
          <text:p/>
        </draw:rect>
        <draw:rect draw:style-name="gr3" draw:text-style-name="P3" draw:layer="layout" svg:width="0.08cm" svg:height="0.8cm" svg:x="3.8cm" svg:y="11.1cm">
          <text:p/>
        </draw:rect>
        <draw:rect draw:style-name="gr3" draw:text-style-name="P3" draw:layer="layout" svg:width="0.08cm" svg:height="0.8cm" svg:x="3.96cm" svg:y="11.1cm">
          <text:p/>
        </draw:rect>
        <draw:rect draw:style-name="gr3" draw:text-style-name="P3" draw:layer="layout" svg:width="0.08cm" svg:height="0.8cm" svg:x="4.12cm" svg:y="11.1cm">
          <text:p/>
        </draw:rect>
        <draw:rect draw:style-name="gr3" draw:text-style-name="P3" draw:layer="layout" svg:width="0.08cm" svg:height="0.8cm" svg:x="4.6cm" svg:y="11.1cm">
          <text:p/>
        </draw:rect>
        <draw:rect draw:style-name="gr3" draw:text-style-name="P3" draw:layer="layout" svg:width="0.08cm" svg:height="0.8cm" svg:x="4.76cm" svg:y="11.1cm">
          <text:p/>
        </draw:rect>
        <draw:rect draw:style-name="gr3" draw:text-style-name="P3" draw:layer="layout" svg:width="0.08cm" svg:height="0.8cm" svg:x="4.92cm" svg:y="11.1cm">
          <text:p/>
        </draw:rect>
        <draw:rect draw:style-name="gr3" draw:text-style-name="P3" draw:layer="layout" svg:width="0.08cm" svg:height="0.8cm" svg:x="5.08cm" svg:y="11.1cm">
          <text:p/>
        </draw:rect>
        <draw:rect draw:style-name="gr3" draw:text-style-name="P3" draw:layer="layout" svg:width="0.08cm" svg:height="0.8cm" svg:x="5.24cm" svg:y="11.1cm">
          <text:p/>
        </draw:rect>
        <draw:rect draw:style-name="gr3" draw:text-style-name="P3" draw:layer="layout" svg:width="0.08cm" svg:height="0.8cm" svg:x="5.4cm" svg:y="11.1cm">
          <text:p/>
        </draw:rect>
        <draw:rect draw:style-name="gr3" draw:text-style-name="P3" draw:layer="layout" svg:width="0.08cm" svg:height="0.8cm" svg:x="5.56cm" svg:y="11.1cm">
          <text:p/>
        </draw:rect>
        <draw:rect draw:style-name="gr3" draw:text-style-name="P3" draw:layer="layout" svg:width="0.08cm" svg:height="0.8cm" svg:x="5.72cm" svg:y="11.1cm">
          <text:p/>
        </draw:rect>
        <draw:rect draw:style-name="gr3" draw:text-style-name="P3" draw:layer="layout" svg:width="0.08cm" svg:height="0.8cm" svg:x="1.4cm" svg:y="12.3cm">
          <text:p/>
        </draw:rect>
        <draw:rect draw:style-name="gr3" draw:text-style-name="P3" draw:layer="layout" svg:width="0.08cm" svg:height="0.8cm" svg:x="1.56cm" svg:y="12.3cm">
          <text:p/>
        </draw:rect>
        <draw:rect draw:style-name="gr3" draw:text-style-name="P3" draw:layer="layout" svg:width="0.08cm" svg:height="0.8cm" svg:x="1.72cm" svg:y="12.3cm">
          <text:p/>
        </draw:rect>
        <draw:rect draw:style-name="gr3" draw:text-style-name="P3" draw:layer="layout" svg:width="0.08cm" svg:height="0.8cm" svg:x="1.88cm" svg:y="12.3cm">
          <text:p/>
        </draw:rect>
        <draw:rect draw:style-name="gr3" draw:text-style-name="P3" draw:layer="layout" svg:width="0.08cm" svg:height="0.8cm" svg:x="2.04cm" svg:y="12.3cm">
          <text:p/>
        </draw:rect>
        <draw:rect draw:style-name="gr3" draw:text-style-name="P3" draw:layer="layout" svg:width="0.08cm" svg:height="0.8cm" svg:x="2.2cm" svg:y="12.3cm">
          <text:p/>
        </draw:rect>
        <draw:rect draw:style-name="gr3" draw:text-style-name="P3" draw:layer="layout" svg:width="0.08cm" svg:height="0.8cm" svg:x="2.36cm" svg:y="12.3cm">
          <text:p/>
        </draw:rect>
        <draw:rect draw:style-name="gr3" draw:text-style-name="P3" draw:layer="layout" svg:width="0.08cm" svg:height="0.8cm" svg:x="2.52cm" svg:y="12.3cm">
          <text:p/>
        </draw:rect>
        <draw:rect draw:style-name="gr3" draw:text-style-name="P3" draw:layer="layout" svg:width="0.08cm" svg:height="0.8cm" svg:x="3cm" svg:y="12.3cm">
          <text:p/>
        </draw:rect>
        <draw:rect draw:style-name="gr3" draw:text-style-name="P3" draw:layer="layout" svg:width="0.08cm" svg:height="0.8cm" svg:x="3.16cm" svg:y="12.3cm">
          <text:p/>
        </draw:rect>
        <draw:rect draw:style-name="gr3" draw:text-style-name="P3" draw:layer="layout" svg:width="0.08cm" svg:height="0.8cm" svg:x="3.32cm" svg:y="12.3cm">
          <text:p/>
        </draw:rect>
        <draw:rect draw:style-name="gr3" draw:text-style-name="P3" draw:layer="layout" svg:width="0.08cm" svg:height="0.8cm" svg:x="3.48cm" svg:y="12.3cm">
          <text:p/>
        </draw:rect>
        <draw:rect draw:style-name="gr3" draw:text-style-name="P3" draw:layer="layout" svg:width="0.08cm" svg:height="0.8cm" svg:x="3.64cm" svg:y="12.3cm">
          <text:p/>
        </draw:rect>
        <draw:rect draw:style-name="gr3" draw:text-style-name="P3" draw:layer="layout" svg:width="0.08cm" svg:height="0.8cm" svg:x="3.8cm" svg:y="12.3cm">
          <text:p/>
        </draw:rect>
        <draw:rect draw:style-name="gr3" draw:text-style-name="P3" draw:layer="layout" svg:width="0.08cm" svg:height="0.8cm" svg:x="3.96cm" svg:y="12.3cm">
          <text:p/>
        </draw:rect>
        <draw:rect draw:style-name="gr3" draw:text-style-name="P3" draw:layer="layout" svg:width="0.08cm" svg:height="0.8cm" svg:x="4.12cm" svg:y="12.3cm">
          <text:p/>
        </draw:rect>
        <draw:rect draw:style-name="gr3" draw:text-style-name="P3" draw:layer="layout" svg:width="0.08cm" svg:height="0.8cm" svg:x="4.6cm" svg:y="12.3cm">
          <text:p/>
        </draw:rect>
        <draw:rect draw:style-name="gr3" draw:text-style-name="P3" draw:layer="layout" svg:width="0.08cm" svg:height="0.8cm" svg:x="4.76cm" svg:y="12.3cm">
          <text:p/>
        </draw:rect>
        <draw:rect draw:style-name="gr3" draw:text-style-name="P3" draw:layer="layout" svg:width="0.08cm" svg:height="0.8cm" svg:x="4.92cm" svg:y="12.3cm">
          <text:p/>
        </draw:rect>
        <draw:rect draw:style-name="gr3" draw:text-style-name="P3" draw:layer="layout" svg:width="0.08cm" svg:height="0.8cm" svg:x="5.08cm" svg:y="12.3cm">
          <text:p/>
        </draw:rect>
        <draw:rect draw:style-name="gr3" draw:text-style-name="P3" draw:layer="layout" svg:width="0.08cm" svg:height="0.8cm" svg:x="5.24cm" svg:y="12.3cm">
          <text:p/>
        </draw:rect>
        <draw:rect draw:style-name="gr3" draw:text-style-name="P3" draw:layer="layout" svg:width="0.08cm" svg:height="0.8cm" svg:x="5.4cm" svg:y="12.3cm">
          <text:p/>
        </draw:rect>
        <draw:rect draw:style-name="gr3" draw:text-style-name="P3" draw:layer="layout" svg:width="0.08cm" svg:height="0.8cm" svg:x="5.56cm" svg:y="12.3cm">
          <text:p/>
        </draw:rect>
        <draw:rect draw:style-name="gr3" draw:text-style-name="P3" draw:layer="layout" svg:width="0.08cm" svg:height="0.8cm" svg:x="5.72cm" svg:y="12.3cm">
          <text:p/>
        </draw:rect>
        <draw:frame draw:style-name="gr2" draw:text-style-name="P2" draw:layer="layout" svg:width="2.36cm" svg:height="0.721cm" svg:x="2.295cm" svg:y="13.379cm">
          <draw:text-box>
            <text:p><text:span text:style-name="T2">NDRange</text:span></text:p>
          </draw:text-box>
        </draw:frame>
        <draw:rect draw:style-name="gr4" draw:text-style-name="P3" draw:layer="layout" svg:width="0.087cm" svg:height="0.371cm" svg:x="8.1cm" svg:y="11.529cm">
          <text:p/>
        </draw:rect>
        <draw:rect draw:style-name="gr4" draw:text-style-name="P3" draw:layer="layout" svg:width="0.086cm" svg:height="0.371cm" svg:x="8.231cm" svg:y="11.529cm">
          <text:p/>
        </draw:rect>
        <draw:rect draw:style-name="gr4" draw:text-style-name="P3" draw:layer="layout" svg:width="0.087cm" svg:height="0.371cm" svg:x="8.361cm" svg:y="11.529cm">
          <text:p/>
        </draw:rect>
        <draw:rect draw:style-name="gr4" draw:text-style-name="P3" draw:layer="layout" svg:width="0.088cm" svg:height="0.371cm" svg:x="8.491cm" svg:y="11.529cm">
          <text:p/>
        </draw:rect>
        <draw:rect draw:style-name="gr4" draw:text-style-name="P3" draw:layer="layout" svg:width="0.088cm" svg:height="0.371cm" svg:x="8.621cm" svg:y="11.529cm">
          <text:p/>
        </draw:rect>
        <draw:rect draw:style-name="gr4" draw:text-style-name="P3" draw:layer="layout" svg:width="0.087cm" svg:height="0.371cm" svg:x="8.752cm" svg:y="11.529cm">
          <text:p/>
        </draw:rect>
        <draw:rect draw:style-name="gr4" draw:text-style-name="P3" draw:layer="layout" svg:width="0.086cm" svg:height="0.371cm" svg:x="8.883cm" svg:y="11.529cm">
          <text:p/>
        </draw:rect>
        <draw:rect draw:style-name="gr4" draw:text-style-name="P3" draw:layer="layout" svg:width="0.087cm" svg:height="0.371cm" svg:x="9.013cm" svg:y="11.529cm">
          <text:p/>
        </draw:rect>
        <draw:rect draw:style-name="gr4" draw:text-style-name="P3" draw:layer="layout" svg:width="0.696cm" svg:height="0.371cm" svg:x="8.1cm" svg:y="11cm">
          <text:p/>
        </draw:rect>
        <draw:rect draw:style-name="gr4" draw:text-style-name="P3" draw:layer="layout" svg:width="0.087cm" svg:height="0.371cm" svg:x="9.3cm" svg:y="11.529cm">
          <text:p/>
        </draw:rect>
        <draw:rect draw:style-name="gr4" draw:text-style-name="P3" draw:layer="layout" svg:width="0.086cm" svg:height="0.371cm" svg:x="9.431cm" svg:y="11.529cm">
          <text:p/>
        </draw:rect>
        <draw:rect draw:style-name="gr4" draw:text-style-name="P3" draw:layer="layout" svg:width="0.087cm" svg:height="0.371cm" svg:x="9.561cm" svg:y="11.529cm">
          <text:p/>
        </draw:rect>
        <draw:rect draw:style-name="gr4" draw:text-style-name="P3" draw:layer="layout" svg:width="0.088cm" svg:height="0.371cm" svg:x="9.691cm" svg:y="11.529cm">
          <text:p/>
        </draw:rect>
        <draw:rect draw:style-name="gr4" draw:text-style-name="P3" draw:layer="layout" svg:width="0.088cm" svg:height="0.371cm" svg:x="9.821cm" svg:y="11.529cm">
          <text:p/>
        </draw:rect>
        <draw:rect draw:style-name="gr4" draw:text-style-name="P3" draw:layer="layout" svg:width="0.087cm" svg:height="0.371cm" svg:x="9.952cm" svg:y="11.529cm">
          <text:p/>
        </draw:rect>
        <draw:rect draw:style-name="gr4" draw:text-style-name="P3" draw:layer="layout" svg:width="0.086cm" svg:height="0.371cm" svg:x="10.083cm" svg:y="11.529cm">
          <text:p/>
        </draw:rect>
        <draw:rect draw:style-name="gr4" draw:text-style-name="P3" draw:layer="layout" svg:width="0.087cm" svg:height="0.371cm" svg:x="10.213cm" svg:y="11.529cm">
          <text:p/>
        </draw:rect>
        <draw:rect draw:style-name="gr4" draw:text-style-name="P3" draw:layer="layout" svg:width="0.696cm" svg:height="0.371cm" svg:x="9.3cm" svg:y="11cm">
          <text:p/>
        </draw:rect>
        <draw:rect draw:style-name="gr4" draw:text-style-name="P3" draw:layer="layout" svg:width="0.087cm" svg:height="0.371cm" svg:x="10.5cm" svg:y="11.529cm">
          <text:p/>
        </draw:rect>
        <draw:rect draw:style-name="gr4" draw:text-style-name="P3" draw:layer="layout" svg:width="0.086cm" svg:height="0.371cm" svg:x="10.631cm" svg:y="11.529cm">
          <text:p/>
        </draw:rect>
        <draw:rect draw:style-name="gr4" draw:text-style-name="P3" draw:layer="layout" svg:width="0.087cm" svg:height="0.371cm" svg:x="10.761cm" svg:y="11.529cm">
          <text:p/>
        </draw:rect>
        <draw:rect draw:style-name="gr4" draw:text-style-name="P3" draw:layer="layout" svg:width="0.088cm" svg:height="0.371cm" svg:x="10.891cm" svg:y="11.529cm">
          <text:p/>
        </draw:rect>
        <draw:rect draw:style-name="gr4" draw:text-style-name="P3" draw:layer="layout" svg:width="0.088cm" svg:height="0.371cm" svg:x="11.021cm" svg:y="11.529cm">
          <text:p/>
        </draw:rect>
        <draw:rect draw:style-name="gr4" draw:text-style-name="P3" draw:layer="layout" svg:width="0.087cm" svg:height="0.371cm" svg:x="11.152cm" svg:y="11.529cm">
          <text:p/>
        </draw:rect>
        <draw:rect draw:style-name="gr4" draw:text-style-name="P3" draw:layer="layout" svg:width="0.086cm" svg:height="0.371cm" svg:x="11.283cm" svg:y="11.529cm">
          <text:p/>
        </draw:rect>
        <draw:rect draw:style-name="gr4" draw:text-style-name="P3" draw:layer="layout" svg:width="0.087cm" svg:height="0.371cm" svg:x="11.413cm" svg:y="11.529cm">
          <text:p/>
        </draw:rect>
        <draw:rect draw:style-name="gr4" draw:text-style-name="P3" draw:layer="layout" svg:width="0.696cm" svg:height="0.371cm" svg:x="10.5cm" svg:y="11cm">
          <text:p/>
        </draw:rect>
        <draw:rect draw:style-name="gr4" draw:text-style-name="P3" draw:layer="layout" svg:width="0.087cm" svg:height="0.371cm" svg:x="8cm" svg:y="12.629cm">
          <text:p/>
        </draw:rect>
        <draw:rect draw:style-name="gr4" draw:text-style-name="P3" draw:layer="layout" svg:width="0.086cm" svg:height="0.371cm" svg:x="8.131cm" svg:y="12.629cm">
          <text:p/>
        </draw:rect>
        <draw:rect draw:style-name="gr4" draw:text-style-name="P3" draw:layer="layout" svg:width="0.087cm" svg:height="0.371cm" svg:x="8.261cm" svg:y="12.629cm">
          <text:p/>
        </draw:rect>
        <draw:rect draw:style-name="gr4" draw:text-style-name="P3" draw:layer="layout" svg:width="0.088cm" svg:height="0.371cm" svg:x="8.391cm" svg:y="12.629cm">
          <text:p/>
        </draw:rect>
        <draw:rect draw:style-name="gr4" draw:text-style-name="P3" draw:layer="layout" svg:width="0.088cm" svg:height="0.371cm" svg:x="8.521cm" svg:y="12.629cm">
          <text:p/>
        </draw:rect>
        <draw:rect draw:style-name="gr4" draw:text-style-name="P3" draw:layer="layout" svg:width="0.087cm" svg:height="0.371cm" svg:x="8.652cm" svg:y="12.629cm">
          <text:p/>
        </draw:rect>
        <draw:rect draw:style-name="gr4" draw:text-style-name="P3" draw:layer="layout" svg:width="0.086cm" svg:height="0.371cm" svg:x="8.783cm" svg:y="12.629cm">
          <text:p/>
        </draw:rect>
        <draw:rect draw:style-name="gr4" draw:text-style-name="P3" draw:layer="layout" svg:width="0.087cm" svg:height="0.371cm" svg:x="8.913cm" svg:y="12.629cm">
          <text:p/>
        </draw:rect>
        <draw:rect draw:style-name="gr4" draw:text-style-name="P3" draw:layer="layout" svg:width="0.696cm" svg:height="0.371cm" svg:x="8cm" svg:y="12.1cm">
          <text:p/>
        </draw:rect>
        <draw:rect draw:style-name="gr4" draw:text-style-name="P3" draw:layer="layout" svg:width="0.087cm" svg:height="0.371cm" svg:x="9.3cm" svg:y="12.629cm">
          <text:p/>
        </draw:rect>
        <draw:rect draw:style-name="gr4" draw:text-style-name="P3" draw:layer="layout" svg:width="0.086cm" svg:height="0.371cm" svg:x="9.431cm" svg:y="12.629cm">
          <text:p/>
        </draw:rect>
        <draw:rect draw:style-name="gr4" draw:text-style-name="P3" draw:layer="layout" svg:width="0.087cm" svg:height="0.371cm" svg:x="9.561cm" svg:y="12.629cm">
          <text:p/>
        </draw:rect>
        <draw:rect draw:style-name="gr4" draw:text-style-name="P3" draw:layer="layout" svg:width="0.088cm" svg:height="0.371cm" svg:x="9.691cm" svg:y="12.629cm">
          <text:p/>
        </draw:rect>
        <draw:rect draw:style-name="gr4" draw:text-style-name="P3" draw:layer="layout" svg:width="0.088cm" svg:height="0.371cm" svg:x="9.821cm" svg:y="12.629cm">
          <text:p/>
        </draw:rect>
        <draw:rect draw:style-name="gr4" draw:text-style-name="P3" draw:layer="layout" svg:width="0.087cm" svg:height="0.371cm" svg:x="9.952cm" svg:y="12.629cm">
          <text:p/>
        </draw:rect>
        <draw:rect draw:style-name="gr4" draw:text-style-name="P3" draw:layer="layout" svg:width="0.086cm" svg:height="0.371cm" svg:x="10.083cm" svg:y="12.629cm">
          <text:p/>
        </draw:rect>
        <draw:rect draw:style-name="gr4" draw:text-style-name="P3" draw:layer="layout" svg:width="0.087cm" svg:height="0.371cm" svg:x="10.213cm" svg:y="12.629cm">
          <text:p/>
        </draw:rect>
        <draw:rect draw:style-name="gr4" draw:text-style-name="P3" draw:layer="layout" svg:width="0.696cm" svg:height="0.371cm" svg:x="9.3cm" svg:y="12.1cm">
          <text:p/>
        </draw:rect>
        <draw:rect draw:style-name="gr4" draw:text-style-name="P3" draw:layer="layout" svg:width="0.087cm" svg:height="0.371cm" svg:x="10.5cm" svg:y="12.629cm">
          <text:p/>
        </draw:rect>
        <draw:rect draw:style-name="gr4" draw:text-style-name="P3" draw:layer="layout" svg:width="0.086cm" svg:height="0.371cm" svg:x="10.631cm" svg:y="12.629cm">
          <text:p/>
        </draw:rect>
        <draw:rect draw:style-name="gr4" draw:text-style-name="P3" draw:layer="layout" svg:width="0.087cm" svg:height="0.371cm" svg:x="10.761cm" svg:y="12.629cm">
          <text:p/>
        </draw:rect>
        <draw:rect draw:style-name="gr4" draw:text-style-name="P3" draw:layer="layout" svg:width="0.088cm" svg:height="0.371cm" svg:x="10.891cm" svg:y="12.629cm">
          <text:p/>
        </draw:rect>
        <draw:rect draw:style-name="gr4" draw:text-style-name="P3" draw:layer="layout" svg:width="0.088cm" svg:height="0.371cm" svg:x="11.021cm" svg:y="12.629cm">
          <text:p/>
        </draw:rect>
        <draw:rect draw:style-name="gr4" draw:text-style-name="P3" draw:layer="layout" svg:width="0.087cm" svg:height="0.371cm" svg:x="11.152cm" svg:y="12.629cm">
          <text:p/>
        </draw:rect>
        <draw:rect draw:style-name="gr4" draw:text-style-name="P3" draw:layer="layout" svg:width="0.086cm" svg:height="0.371cm" svg:x="11.283cm" svg:y="12.629cm">
          <text:p/>
        </draw:rect>
        <draw:rect draw:style-name="gr4" draw:text-style-name="P3" draw:layer="layout" svg:width="0.087cm" svg:height="0.371cm" svg:x="11.413cm" svg:y="12.629cm">
          <text:p/>
        </draw:rect>
        <draw:rect draw:style-name="gr4" draw:text-style-name="P3" draw:layer="layout" svg:width="0.696cm" svg:height="0.371cm" svg:x="10.5cm" svg:y="12.1cm">
          <text:p/>
        </draw:rect>
        <draw:frame draw:style-name="gr2" draw:text-style-name="P2" draw:layer="layout" svg:width="1.793cm" svg:height="0.721cm" svg:x="8.607cm" svg:y="13.1cm">
          <draw:text-box>
            <text:p><text:span text:style-name="T2">Device</text:span></text:p>
          </draw:text-box>
        </draw:frame>
        <draw:rect draw:style-name="gr5" draw:text-style-name="P3" draw:layer="layout" svg:width="0.087cm" svg:height="0.371cm" svg:x="13.9cm" svg:y="11.429cm">
          <text:p/>
        </draw:rect>
        <draw:rect draw:style-name="gr5" draw:text-style-name="P3" draw:layer="layout" svg:width="0.086cm" svg:height="0.371cm" svg:x="14.031cm" svg:y="11.429cm">
          <text:p/>
        </draw:rect>
        <draw:rect draw:style-name="gr5" draw:text-style-name="P3" draw:layer="layout" svg:width="0.087cm" svg:height="0.371cm" svg:x="14.161cm" svg:y="11.429cm">
          <text:p/>
        </draw:rect>
        <draw:rect draw:style-name="gr5" draw:text-style-name="P3" draw:layer="layout" svg:width="0.088cm" svg:height="0.371cm" svg:x="14.291cm" svg:y="11.429cm">
          <text:p/>
        </draw:rect>
        <draw:rect draw:style-name="gr5" draw:text-style-name="P3" draw:layer="layout" svg:width="0.088cm" svg:height="0.371cm" svg:x="14.421cm" svg:y="11.429cm">
          <text:p/>
        </draw:rect>
        <draw:rect draw:style-name="gr5" draw:text-style-name="P3" draw:layer="layout" svg:width="0.087cm" svg:height="0.371cm" svg:x="14.552cm" svg:y="11.429cm">
          <text:p/>
        </draw:rect>
        <draw:rect draw:style-name="gr5" draw:text-style-name="P3" draw:layer="layout" svg:width="0.086cm" svg:height="0.371cm" svg:x="14.683cm" svg:y="11.429cm">
          <text:p/>
        </draw:rect>
        <draw:rect draw:style-name="gr5" draw:text-style-name="P3" draw:layer="layout" svg:width="0.087cm" svg:height="0.371cm" svg:x="14.813cm" svg:y="11.429cm">
          <text:p/>
        </draw:rect>
        <draw:rect draw:style-name="gr5" draw:text-style-name="P3" draw:layer="layout" svg:width="0.696cm" svg:height="0.371cm" svg:x="13.9cm" svg:y="10.9cm">
          <text:p/>
        </draw:rect>
        <draw:rect draw:style-name="gr5" draw:text-style-name="P3" draw:layer="layout" svg:width="0.087cm" svg:height="0.371cm" svg:x="15.1cm" svg:y="11.429cm">
          <text:p/>
        </draw:rect>
        <draw:rect draw:style-name="gr5" draw:text-style-name="P3" draw:layer="layout" svg:width="0.086cm" svg:height="0.371cm" svg:x="15.231cm" svg:y="11.429cm">
          <text:p/>
        </draw:rect>
        <draw:rect draw:style-name="gr5" draw:text-style-name="P3" draw:layer="layout" svg:width="0.087cm" svg:height="0.371cm" svg:x="15.361cm" svg:y="11.429cm">
          <text:p/>
        </draw:rect>
        <draw:rect draw:style-name="gr5" draw:text-style-name="P3" draw:layer="layout" svg:width="0.088cm" svg:height="0.371cm" svg:x="15.491cm" svg:y="11.429cm">
          <text:p/>
        </draw:rect>
        <draw:rect draw:style-name="gr5" draw:text-style-name="P3" draw:layer="layout" svg:width="0.088cm" svg:height="0.371cm" svg:x="15.621cm" svg:y="11.429cm">
          <text:p/>
        </draw:rect>
        <draw:rect draw:style-name="gr5" draw:text-style-name="P3" draw:layer="layout" svg:width="0.087cm" svg:height="0.371cm" svg:x="15.752cm" svg:y="11.429cm">
          <text:p/>
        </draw:rect>
        <draw:rect draw:style-name="gr5" draw:text-style-name="P3" draw:layer="layout" svg:width="0.086cm" svg:height="0.371cm" svg:x="15.883cm" svg:y="11.429cm">
          <text:p/>
        </draw:rect>
        <draw:rect draw:style-name="gr5" draw:text-style-name="P3" draw:layer="layout" svg:width="0.087cm" svg:height="0.371cm" svg:x="16.013cm" svg:y="11.429cm">
          <text:p/>
        </draw:rect>
        <draw:rect draw:style-name="gr5" draw:text-style-name="P3" draw:layer="layout" svg:width="0.696cm" svg:height="0.371cm" svg:x="15.1cm" svg:y="10.9cm">
          <text:p/>
        </draw:rect>
        <draw:rect draw:style-name="gr5" draw:text-style-name="P3" draw:layer="layout" svg:width="0.087cm" svg:height="0.371cm" svg:x="16.3cm" svg:y="11.429cm">
          <text:p/>
        </draw:rect>
        <draw:rect draw:style-name="gr5" draw:text-style-name="P3" draw:layer="layout" svg:width="0.086cm" svg:height="0.371cm" svg:x="16.431cm" svg:y="11.429cm">
          <text:p/>
        </draw:rect>
        <draw:rect draw:style-name="gr5" draw:text-style-name="P3" draw:layer="layout" svg:width="0.087cm" svg:height="0.371cm" svg:x="16.561cm" svg:y="11.429cm">
          <text:p/>
        </draw:rect>
        <draw:rect draw:style-name="gr5" draw:text-style-name="P3" draw:layer="layout" svg:width="0.088cm" svg:height="0.371cm" svg:x="16.691cm" svg:y="11.429cm">
          <text:p/>
        </draw:rect>
        <draw:rect draw:style-name="gr5" draw:text-style-name="P3" draw:layer="layout" svg:width="0.088cm" svg:height="0.371cm" svg:x="16.821cm" svg:y="11.429cm">
          <text:p/>
        </draw:rect>
        <draw:rect draw:style-name="gr5" draw:text-style-name="P3" draw:layer="layout" svg:width="0.087cm" svg:height="0.371cm" svg:x="16.952cm" svg:y="11.429cm">
          <text:p/>
        </draw:rect>
        <draw:rect draw:style-name="gr5" draw:text-style-name="P3" draw:layer="layout" svg:width="0.086cm" svg:height="0.371cm" svg:x="17.083cm" svg:y="11.429cm">
          <text:p/>
        </draw:rect>
        <draw:rect draw:style-name="gr5" draw:text-style-name="P3" draw:layer="layout" svg:width="0.087cm" svg:height="0.371cm" svg:x="17.213cm" svg:y="11.429cm">
          <text:p/>
        </draw:rect>
        <draw:rect draw:style-name="gr5" draw:text-style-name="P3" draw:layer="layout" svg:width="0.696cm" svg:height="0.371cm" svg:x="16.3cm" svg:y="10.9cm">
          <text:p/>
        </draw:rect>
        <draw:rect draw:style-name="gr5" draw:text-style-name="P3" draw:layer="layout" svg:width="0.087cm" svg:height="0.371cm" svg:x="13.8cm" svg:y="12.529cm">
          <text:p/>
        </draw:rect>
        <draw:rect draw:style-name="gr5" draw:text-style-name="P3" draw:layer="layout" svg:width="0.086cm" svg:height="0.371cm" svg:x="13.931cm" svg:y="12.529cm">
          <text:p/>
        </draw:rect>
        <draw:rect draw:style-name="gr5" draw:text-style-name="P3" draw:layer="layout" svg:width="0.087cm" svg:height="0.371cm" svg:x="14.061cm" svg:y="12.529cm">
          <text:p/>
        </draw:rect>
        <draw:rect draw:style-name="gr5" draw:text-style-name="P3" draw:layer="layout" svg:width="0.088cm" svg:height="0.371cm" svg:x="14.191cm" svg:y="12.529cm">
          <text:p/>
        </draw:rect>
        <draw:rect draw:style-name="gr5" draw:text-style-name="P3" draw:layer="layout" svg:width="0.088cm" svg:height="0.371cm" svg:x="14.321cm" svg:y="12.529cm">
          <text:p/>
        </draw:rect>
        <draw:rect draw:style-name="gr5" draw:text-style-name="P3" draw:layer="layout" svg:width="0.087cm" svg:height="0.371cm" svg:x="14.452cm" svg:y="12.529cm">
          <text:p/>
        </draw:rect>
        <draw:rect draw:style-name="gr5" draw:text-style-name="P3" draw:layer="layout" svg:width="0.086cm" svg:height="0.371cm" svg:x="14.583cm" svg:y="12.529cm">
          <text:p/>
        </draw:rect>
        <draw:rect draw:style-name="gr5" draw:text-style-name="P3" draw:layer="layout" svg:width="0.087cm" svg:height="0.371cm" svg:x="14.713cm" svg:y="12.529cm">
          <text:p/>
        </draw:rect>
        <draw:rect draw:style-name="gr5" draw:text-style-name="P3" draw:layer="layout" svg:width="0.696cm" svg:height="0.371cm" svg:x="13.8cm" svg:y="12cm">
          <text:p/>
        </draw:rect>
        <draw:rect draw:style-name="gr5" draw:text-style-name="P3" draw:layer="layout" svg:width="0.087cm" svg:height="0.371cm" svg:x="15.1cm" svg:y="12.529cm">
          <text:p/>
        </draw:rect>
        <draw:rect draw:style-name="gr5" draw:text-style-name="P3" draw:layer="layout" svg:width="0.086cm" svg:height="0.371cm" svg:x="15.231cm" svg:y="12.529cm">
          <text:p/>
        </draw:rect>
        <draw:rect draw:style-name="gr5" draw:text-style-name="P3" draw:layer="layout" svg:width="0.087cm" svg:height="0.371cm" svg:x="15.361cm" svg:y="12.529cm">
          <text:p/>
        </draw:rect>
        <draw:rect draw:style-name="gr5" draw:text-style-name="P3" draw:layer="layout" svg:width="0.088cm" svg:height="0.371cm" svg:x="15.491cm" svg:y="12.529cm">
          <text:p/>
        </draw:rect>
        <draw:rect draw:style-name="gr5" draw:text-style-name="P3" draw:layer="layout" svg:width="0.088cm" svg:height="0.371cm" svg:x="15.621cm" svg:y="12.529cm">
          <text:p/>
        </draw:rect>
        <draw:rect draw:style-name="gr5" draw:text-style-name="P3" draw:layer="layout" svg:width="0.087cm" svg:height="0.371cm" svg:x="15.752cm" svg:y="12.529cm">
          <text:p/>
        </draw:rect>
        <draw:rect draw:style-name="gr5" draw:text-style-name="P3" draw:layer="layout" svg:width="0.086cm" svg:height="0.371cm" svg:x="15.883cm" svg:y="12.529cm">
          <text:p/>
        </draw:rect>
        <draw:rect draw:style-name="gr5" draw:text-style-name="P3" draw:layer="layout" svg:width="0.087cm" svg:height="0.371cm" svg:x="16.013cm" svg:y="12.529cm">
          <text:p/>
        </draw:rect>
        <draw:rect draw:style-name="gr5" draw:text-style-name="P3" draw:layer="layout" svg:width="0.696cm" svg:height="0.371cm" svg:x="15.1cm" svg:y="12cm">
          <text:p/>
        </draw:rect>
        <draw:rect draw:style-name="gr5" draw:text-style-name="P3" draw:layer="layout" svg:width="0.087cm" svg:height="0.371cm" svg:x="16.3cm" svg:y="12.529cm">
          <text:p/>
        </draw:rect>
        <draw:rect draw:style-name="gr5" draw:text-style-name="P3" draw:layer="layout" svg:width="0.086cm" svg:height="0.371cm" svg:x="16.431cm" svg:y="12.529cm">
          <text:p/>
        </draw:rect>
        <draw:rect draw:style-name="gr5" draw:text-style-name="P3" draw:layer="layout" svg:width="0.087cm" svg:height="0.371cm" svg:x="16.561cm" svg:y="12.529cm">
          <text:p/>
        </draw:rect>
        <draw:rect draw:style-name="gr5" draw:text-style-name="P3" draw:layer="layout" svg:width="0.088cm" svg:height="0.371cm" svg:x="16.691cm" svg:y="12.529cm">
          <text:p/>
        </draw:rect>
        <draw:rect draw:style-name="gr5" draw:text-style-name="P3" draw:layer="layout" svg:width="0.088cm" svg:height="0.371cm" svg:x="16.821cm" svg:y="12.529cm">
          <text:p/>
        </draw:rect>
        <draw:rect draw:style-name="gr5" draw:text-style-name="P3" draw:layer="layout" svg:width="0.087cm" svg:height="0.371cm" svg:x="16.952cm" svg:y="12.529cm">
          <text:p/>
        </draw:rect>
        <draw:rect draw:style-name="gr5" draw:text-style-name="P3" draw:layer="layout" svg:width="0.086cm" svg:height="0.371cm" svg:x="17.083cm" svg:y="12.529cm">
          <text:p/>
        </draw:rect>
        <draw:rect draw:style-name="gr5" draw:text-style-name="P3" draw:layer="layout" svg:width="0.087cm" svg:height="0.371cm" svg:x="17.213cm" svg:y="12.529cm">
          <text:p/>
        </draw:rect>
        <draw:rect draw:style-name="gr5" draw:text-style-name="P3" draw:layer="layout" svg:width="0.696cm" svg:height="0.371cm" svg:x="16.3cm" svg:y="12cm">
          <text:p/>
        </draw:rect>
        <draw:frame draw:style-name="gr6" draw:layer="layout" svg:width="3.796cm" svg:height="0.722cm" svg:x="14.204cm" svg:y="13cm">
          <draw:text-box>
            <text:p><text:span text:style-name="T2">Xeon-Phi</text:span></text:p>
          </draw:text-box>
        </draw:frame>
        <draw:rect draw:style-name="gr3" draw:text-style-name="P3" draw:layer="layout" svg:width="0.2cm" svg:height="1.8cm" svg:x="3.4cm" svg:y="3.3cm">
          <text:p/>
        </draw:rect>
        <draw:rect draw:style-name="gr4" draw:text-style-name="P3" draw:layer="layout" svg:width="0.2cm" svg:height="0.7cm" svg:x="9.5cm" svg:y="4cm">
          <text:p/>
        </draw:rect>
        <draw:rect draw:style-name="gr5" draw:text-style-name="P3" draw:layer="layout" svg:width="0.2cm" svg:height="0.7cm" svg:x="15.2cm" svg:y="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Lalanne</meta:initial-creator>
    <meta:creation-date>2014-08-25T15:23:00</meta:creation-date>
    <dc:date>2014-08-25T15:50:55</dc:date>
    <dc:creator>Christian Lalanne</dc:creator>
    <meta:editing-duration>PT27M56S</meta:editing-duration>
    <meta:editing-cycles>24</meta:editing-cycles>
    <meta:generator>OpenOffice/4.1.0$Unix OpenOffice.org_project/410m18$Build-9764</meta:generator>
    <meta:document-statistic meta:object-count="197"/>
  </office:meta>
</office:document-meta>
</file>